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6ed" officeooo:paragraph-rsid="000166ed"/>
    </style:style>
    <style:style style:name="P2" style:family="paragraph" style:parent-style-name="Standard">
      <style:text-properties officeooo:rsid="00047054" officeooo:paragraph-rsid="00047054"/>
    </style:style>
    <style:style style:name="P3" style:family="paragraph" style:parent-style-name="Standard">
      <style:text-properties officeooo:rsid="0004f871" officeooo:paragraph-rsid="0004f871"/>
    </style:style>
    <style:style style:name="P4" style:family="paragraph" style:parent-style-name="Standard">
      <style:text-properties officeooo:rsid="0006d797" officeooo:paragraph-rsid="0006d797"/>
    </style:style>
    <style:style style:name="P5" style:family="paragraph" style:parent-style-name="Standard">
      <style:text-properties officeooo:rsid="000a1201" officeooo:paragraph-rsid="000a1201"/>
    </style:style>
    <style:style style:name="P6" style:family="paragraph" style:parent-style-name="Standard">
      <style:text-properties style:text-underline-style="none" officeooo:rsid="000a1201" officeooo:paragraph-rsid="000a1201"/>
    </style:style>
    <style:style style:name="P7" style:family="paragraph" style:parent-style-name="Standard">
      <style:text-properties style:text-underline-style="none" officeooo:rsid="00083636" officeooo:paragraph-rsid="00083636"/>
    </style:style>
    <style:style style:name="P8" style:family="paragraph" style:parent-style-name="Standard">
      <style:text-properties officeooo:rsid="000ae91c" officeooo:paragraph-rsid="000ae91c"/>
    </style:style>
    <style:style style:name="P9" style:family="paragraph" style:parent-style-name="Standard">
      <style:text-properties officeooo:rsid="000bbc57" officeooo:paragraph-rsid="000bbc57"/>
    </style:style>
    <style:style style:name="P10" style:family="paragraph" style:parent-style-name="Standard">
      <style:text-properties officeooo:rsid="000da113" officeooo:paragraph-rsid="000da113"/>
    </style:style>
    <style:style style:name="P11" style:family="paragraph" style:parent-style-name="Standard">
      <style:text-properties officeooo:rsid="0010db1b" officeooo:paragraph-rsid="0010db1b"/>
    </style:style>
    <style:style style:name="P12" style:family="paragraph" style:parent-style-name="Standard">
      <style:text-properties officeooo:rsid="00121901" officeooo:paragraph-rsid="00121901"/>
    </style:style>
    <style:style style:name="P13" style:family="paragraph" style:parent-style-name="Standard">
      <style:text-properties officeooo:rsid="0013cd82" officeooo:paragraph-rsid="0013cd82"/>
    </style:style>
    <style:style style:name="P14" style:family="paragraph" style:parent-style-name="Standard">
      <style:text-properties officeooo:rsid="001533be" officeooo:paragraph-rsid="001533be"/>
    </style:style>
    <style:style style:name="T1" style:family="text">
      <style:text-properties style:text-underline-style="none"/>
    </style:style>
    <style:style style:name="T2" style:family="text">
      <style:text-properties officeooo:rsid="000f4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tutorialspoint.com/javamail_api/index.htm" text:style-name="Internet_20_link" text:visited-style-name="Visited_20_Internet_20_Link">JavaMail</text:a></text:p>
      <text:p text:style-name="P1"/>
      <text:p text:style-name="P2"><text:a xlink:type="simple" xlink:href="https://gist.github.com/abroadbent/6233480" text:style-name="Internet_20_link" text:visited-style-name="Visited_20_Internet_20_Link">Countries Table</text:a></text:p>
      <text:p text:style-name="P2"/>
      <text:p text:style-name="P3"><text:a xlink:type="simple" xlink:href="http://www-mips.unice.fr/Doc/Java/Tutorial/jdbc/basics/sql.html#:~:text=Calling%20a%20Stored%20Procedure%20from,with%20an%20open%20Connection%20object." text:style-name="Internet_20_link" text:visited-style-name="Visited_20_Internet_20_Link">StoredProcedures in JDBC</text:a></text:p>
      <text:p text:style-name="P3"/>
      <text:p text:style-name="P4"><text:a xlink:type="simple" xlink:href="https://www.oscarblancarteblog.com/2018/12/10/data-access-object-dao-pattern/" text:style-name="Internet_20_link" text:visited-style-name="Visited_20_Internet_20_Link">DAO</text:a></text:p>
      <text:p text:style-name="P4"/>
      <text:p text:style-name="P4"><text:a xlink:type="simple" xlink:href="https://www.oscarblancarteblog.com/2018/11/30/data-transfer-object-dto-patron-diseno/" text:style-name="Internet_20_link" text:visited-style-name="Visited_20_Internet_20_Link">DTO</text:a></text:p>
      <text:p text:style-name="P4"/>
      <text:p text:style-name="P6">Hash &amp; Salt</text:p>
      <text:p text:style-name="P7"/>
      <text:p text:style-name="P5"><text:span text:style-name="T1"><text:tab/></text:span><text:a xlink:type="simple" xlink:href="https://www.mssqltips.com/sqlservertip/4037/storing-passwords-in-a-secure-way-in-a-sql-server-database/" text:style-name="Internet_20_link" text:visited-style-name="Visited_20_Internet_20_Link">Link1</text:a></text:p>
      <text:p text:style-name="P6"/>
      <text:p text:style-name="P5"><text:span text:style-name="T1"><text:tab/></text:span><text:a xlink:type="simple" xlink:href="https://www.mssqltips.com/sqlservertip/3293/add-a-salt-with-the-sql-server-hashbytes-function/" text:style-name="Internet_20_link" text:visited-style-name="Visited_20_Internet_20_Link">Link2</text:a></text:p>
      <text:p text:style-name="P6"/>
      <text:p text:style-name="P5"><text:span text:style-name="T1"><text:tab/></text:span><text:a xlink:type="simple" xlink:href="https://www.youtube.com/watch?v=I2pblc9FdmI" text:style-name="Internet_20_link" text:visited-style-name="Visited_20_Internet_20_Link">Link3</text:a></text:p>
      <text:p text:style-name="P6"/>
      <text:p text:style-name="P5"><text:span text:style-name="T1"><text:tab/></text:span><text:a xlink:type="simple" xlink:href="https://www.thesslstore.com/blog/difference-encryption-hashing-salting/" text:style-name="Internet_20_link" text:visited-style-name="Visited_20_Internet_20_Link">Link4</text:a></text:p>
      <text:p text:style-name="P6"/>
      <text:p text:style-name="P5"><text:span text:style-name="T1"><text:tab/></text:span><text:a xlink:type="simple" xlink:href="https://auth0.com/blog/adding-salt-to-hashing-a-better-way-to-store-passwords/" text:style-name="Internet_20_link" text:visited-style-name="Visited_20_Internet_20_Link">Link5</text:a></text:p>
      <text:p text:style-name="P5"/>
      <text:p text:style-name="P8">JDBC SQL SERVER</text:p>
      <text:p text:style-name="P8"/>
      <text:p text:style-name="P9"><text:tab/><text:a xlink:type="simple" xlink:href="https://docs.microsoft.com/es-es/sql/connect/jdbc/step-3-proof-of-concept-connecting-to-sql-using-java?view=sql-server-ver15" text:style-name="Internet_20_link" text:visited-style-name="Visited_20_Internet_20_Link">Link1</text:a></text:p>
      <text:p text:style-name="P9"/>
      <text:p text:style-name="P9"><text:tab/><text:a xlink:type="simple" xlink:href="https://docs.microsoft.com/en-us/previous-versions/sql/legacy/ms378988(v=sql.90)?redirectedfrom=MSDN" text:style-name="Internet_20_link" text:visited-style-name="Visited_20_Internet_20_Link">Link2</text:a></text:p>
      <text:p text:style-name="P9"/>
      <text:p text:style-name="P9"><text:tab/><text:a xlink:type="simple" xlink:href="https://www.codejava.net/java-se/jdbc/connect-to-microsoft-sql-server-via-jdbc" text:style-name="Internet_20_link" text:visited-style-name="Visited_20_Internet_20_Link">Link3</text:a></text:p>
      <text:p text:style-name="P9"/>
      <text:p text:style-name="P10">Entorno</text:p>
      <text:p text:style-name="P10"/>
      <text:p text:style-name="P10">CONEXIONES ENTRANTES</text:p>
      <text:p text:style-name="P10"><text:tab/></text:p>
      <text:p text:style-name="P10"><text:tab/><text:a xlink:type="simple" xlink:href="https://es.stackoverflow.com/questions/316109/problema-al-realizar-conexión-sql-con-java-netbeans" text:style-name="Internet_20_link" text:visited-style-name="Visited_20_Internet_20_Link">Link1</text:a></text:p>
      <text:p text:style-name="P10"/>
      <text:p text:style-name="P10"><text:tab/>*<text:span text:style-name="T2">Foros varios</text:span>*</text:p>
      <text:p text:style-name="P10"/>
      <text:p text:style-name="P11"><text:a xlink:type="simple" xlink:href="https://programmaticponderings.com/2020/09/09/java-development-with-microsoft-sql-server-calling-microsoft-sql-server-stored-procedures-from-java-applications-using-jdbc/" text:style-name="Internet_20_link" text:visited-style-name="Visited_20_Internet_20_Link">CALLABLESTATEMENT</text:a></text:p>
      <text:p text:style-name="P11"/>
      <text:p text:style-name="P13"><text:a xlink:type="simple" xlink:href="https://blog.titansoft.com.sg/2017/06/11/benefit-sp-over-inline-query/" text:style-name="Internet_20_link" text:visited-style-name="Visited_20_Internet_20_Link">Procedures info</text:a></text:p>
      <text:p text:style-name="P11"/>
      <text:p text:style-name="P12"><text:a xlink:type="simple" xlink:href="https://code.makery.ch/blog/javafx-dialogs-official/" text:style-name="Internet_20_link" text:visited-style-name="Visited_20_Internet_20_Link">Alerts</text:a></text:p>
      <text:p text:style-name="P12"/>
      <text:p text:style-name="P14"><text:a xlink:type="simple" xlink:href="../../../../../../../Desktop/Downloads/2015-HICSS-BoellCecez-Kecmanovic-What_is_an_IS.pdf" text:style-name="Internet_20_link" text:visited-style-name="Visited_20_Internet_20_Link">Sistema informátic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6-06T00:00:32.508000000</dc:date>
    <meta:editing-duration>PT22H7M28S</meta:editing-duration>
    <meta:editing-cycles>14</meta:editing-cycles>
    <meta:document-statistic meta:table-count="0" meta:image-count="0" meta:object-count="0" meta:page-count="1" meta:paragraph-count="24" meta:word-count="34" meta:character-count="233" meta:non-whitespace-character-count="211"/>
  </office:meta>
</office:document-meta>
</file>